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616000000F255B0A3F369337EE8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cc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Helvetica" fo:font-size="18pt" style:font-name-asian="Helvetica" style:font-size-asian="12pt" style:font-name-complex="Helvetica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text-properties fo:font-size="18pt" fo:font-weight="bold"/>
    </style:style>
    <style:style style:name="P6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Helvetica" style:font-size-asian="12pt" style:font-name-complex="Helvetica" style:font-size-complex="12pt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Helvetica" fo:font-size="12pt" fo:font-style="italic" fo:text-shadow="none" style:text-underline-style="none" fo:font-weight="normal" style:letter-kerning="true" style:font-name-asian="Helvetica" style:font-size-asian="12pt" style:font-style-asian="italic" style:font-name-complex="Helvetica" style:font-size-complex="12pt" style:font-style-complex="italic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Helvetica" style:font-size-asian="12pt" style:font-style-asian="normal" style:font-name-complex="Helvetica" style:font-size-complex="12pt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Helvetica" fo:font-size="12pt" style:font-name-asian="Helvetica" style:font-size-asian="12pt" style:font-name-complex="Helvetica" style:font-size-complex="12pt"/>
    </style:style>
    <style:style style:name="T5" style:family="text">
      <style:text-properties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amping Trip Planner<text:line-break/><text:tab/>(By Ryan O’Connor)</text:p>
          </draw:text-box>
        </draw:frame>
        <draw:frame draw:style-name="gr1" draw:text-style-name="P3" draw:layer="layout" svg:width="24.384cm" svg:height="2.231cm" svg:x="2.54cm" svg:y="4.064cm">
          <draw:text-box>
            <text:p text:style-name="P1">Goal </text:p>
            <text:p text:style-name="P2"><text:span text:style-name="T1"><text:tab/></text:span><text:span text:style-name="T2">to create an application for camping/outdoor trips for groups of friends</text:span></text:p>
            <text:p text:style-name="P2"><text:span text:style-name="T2"/></text:p>
            <text:p text:style-name="P2"><text:span text:style-name="T2">-</text:span><text:span text:style-name="T3">ideally will eventually develop a web/iOS version</text:span></text:p>
          </draw:text-box>
        </draw:frame>
        <draw:frame draw:style-name="gr2" draw:text-style-name="P5" draw:layer="layout" svg:width="24.384cm" svg:height="3.077cm" svg:x="2.54cm" svg:y="6.914cm">
          <draw:text-box>
            <text:p text:style-name="P1">Functionality</text:p>
            <text:p text:style-name="P4"><text:span text:style-name="T4"><text:tab/></text:span><text:span text:style-name="T5">includes planning, responsibility sharing, and photo uploading</text:span></text:p>
            <text:p text:style-name="P4"><text:span text:style-name="T4"/></text:p>
            <text:p text:style-name="P4"><text:span text:style-name="T4">-Planning: gear lists, food menus, directions, and maps. </text:span></text:p>
            <text:p text:style-name="P4"><text:span text:style-name="T4">-Responsibility: signing up for bringing food/gear, tracking spending, and reimbursement. </text:span></text:p>
            <text:p text:style-name="P1"><text:span text:style-name="T4">-Finally, after the trip members can upload and make comments on photos.</text:span></text:p>
          </draw:text-box>
        </draw:frame>
        <draw:frame draw:style-name="gr2" draw:text-style-name="P5" draw:layer="layout" svg:width="23.876cm" svg:height="3.365cm" svg:x="2.54cm" svg:y="10.859cm">
          <draw:text-box>
            <text:p text:style-name="P1">Contribution</text:p>
            <text:p text:style-name="P1"><text:span text:style-name="T4"><text:tab/></text:span><text:span text:style-name="T5"> </text:span><text:span text:style-name="T5">the development of a native android app using Java </text:span></text:p>
            <text:p text:style-name="P1"><text:span text:style-name="T5"/></text:p>
            <text:p text:style-name="P1"><text:span text:style-name="T4">-Experience with the Google Photos and Google Maps APIs is preferred, as the app will look to incorporate both of these technologies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16000000F255B0A3F369337EE8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9T22:38:23.962691596</meta:creation-date>
    <meta:editing-duration>PT3M9S</meta:editing-duration>
    <meta:editing-cycles>2</meta:editing-cycles>
    <meta:generator>LibreOffice/6.0.6.2$MacOSX_X86_64 LibreOffice_project/0c292870b25a325b5ed35f6b45599d2ea4458e77</meta:generator>
    <dc:title>Bright Blue</dc:title>
    <dc:date>2020-09-29T22:59:32.752154856</dc:date>
    <meta:document-statistic meta:object-count="28"/>
  </office:meta>
</office:document-meta>
</file>